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language="de" fo:country="DE"/>
    </style:style>
    <style:style style:name="P2" style:family="paragraph" style:parent-style-name="Heading_20_3">
      <style:text-properties fo:language="de" fo:country="DE"/>
    </style:style>
    <style:style style:name="P3" style:family="paragraph" style:parent-style-name="List_20_Contents" style:list-style-name="WWNum1001">
      <style:paragraph-properties fo:margin-top="0cm" fo:margin-bottom="0.349cm" style:contextual-spacing="true" fo:line-height="100%"/>
      <style:text-properties fo:language="de" fo:country="DE"/>
    </style:style>
    <style:style style:name="P4" style:family="paragraph" style:parent-style-name="List_20_Contents" style:list-style-name="WWNum1002">
      <style:paragraph-properties fo:margin-top="0cm" fo:margin-bottom="0.349cm" style:contextual-spacing="true" fo:line-height="100%"/>
      <style:text-properties fo:language="de" fo:country="DE"/>
    </style:style>
    <style:style style:name="P5" style:family="paragraph" style:parent-style-name="First_20_Paragraph">
      <style:text-properties fo:language="de" fo:country="DE"/>
    </style:style>
    <style:style style:name="P6" style:family="paragraph" style:parent-style-name="List_20_Contents" style:list-style-name="WWNum1003">
      <style:text-properties fo:language="de" fo:country="DE"/>
    </style:style>
    <style:style style:name="P7" style:family="paragraph" style:parent-style-name="List_20_Contents" style:list-style-name="WWNum1004">
      <style:text-properties fo:language="de" fo:country="DE"/>
    </style:style>
    <style:style style:name="P8" style:family="paragraph" style:parent-style-name="List_20_Contents" style:list-style-name="WWNum1008">
      <style:text-properties fo:language="de" fo:country="DE"/>
    </style:style>
    <style:style style:name="P9" style:family="paragraph" style:parent-style-name="List_20_Contents" style:list-style-name="WWNum1009">
      <style:text-properties fo:language="de" fo:country="DE"/>
    </style:style>
    <style:style style:name="P10" style:family="paragraph" style:parent-style-name="Heading_20_4" style:list-style-name="WWNum1004">
      <style:text-properties fo:language="de" fo:country="DE"/>
    </style:style>
    <style:style style:name="P11" style:family="paragraph" style:parent-style-name="List_20_Contents" style:list-style-name="WWNum1004">
      <style:text-properties fo:language="de" fo:country="DE" officeooo:paragraph-rsid="00199914"/>
    </style:style>
    <style:style style:name="P12" style:family="paragraph" style:parent-style-name="List_20_Contents" style:list-style-name="WWNum1010">
      <style:text-properties fo:language="de" fo:country="DE"/>
    </style:style>
    <style:style style:name="P13" style:family="paragraph" style:parent-style-name="List_20_Contents" style:list-style-name="WWNum1011">
      <style:text-properties fo:language="de" fo:country="DE"/>
    </style:style>
    <style:style style:name="P14" style:family="paragraph" style:parent-style-name="List_20_Contents" style:list-style-name="WWNum1012">
      <style:text-properties fo:language="de" fo:country="DE"/>
    </style:style>
    <style:style style:name="P15" style:family="paragraph" style:parent-style-name="List_20_Contents" style:list-style-name="WWNum1013">
      <style:text-properties fo:language="de" fo:country="DE"/>
    </style:style>
    <style:style style:name="P16" style:family="paragraph" style:parent-style-name="List_20_Contents" style:list-style-name="WWNum1014">
      <style:text-properties fo:language="de" fo:country="D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-start text:name="zeiten"/>Zeiten<text:bookmark-end text:name="zeiten"/></text:h>
      <text:h text:style-name="P2" text:outline-level="3"><text:bookmark-start text:name="klarer-rahmen"/>klarer Rahmen<text:bookmark-end text:name="klarer-rahmen"/></text:h>
      <text:list xml:id="list380913356" text:style-name="WWNum1001">
        <text:list-item>
          <text:p text:style-name="P3">keine Ablenkung</text:p>
        </text:list-item>
        <text:list-item>
          <text:p text:style-name="P3">fester Zeitrahmen</text:p>
        </text:list-item>
        <text:list-item>
          <text:p text:style-name="P3">definierte Aufgabe</text:p>
          <text:list text:style-name="WWNum1002">
            <text:list-item>
              <text:p text:style-name="P4">1/2 h eine Bewerbung raus hauen</text:p>
            </text:list-item>
          </text:list>
        </text:list-item>
        <text:list-item>
          <text:p text:style-name="P3">Was hat Priorität?</text:p>
        </text:list-item>
      </text:list>
      <text:h text:style-name="P2" text:outline-level="3"><text:bookmark-start text:name="tages-beginn"/>Tages beginn<text:bookmark-end text:name="tages-beginn"/></text:h>
      <text:p text:style-name="P5">Priorisierte Aufgaben</text:p>
      <text:list xml:id="list84945092051055" text:continue-list="list380913356" text:style-name="WWNum1003">
        <text:list-item>
          <text:p text:style-name="P6">Prüfungsvorbereitung</text:p>
        </text:list-item>
        <text:list-item>
          <text:p text:style-name="P6">Bewerbung</text:p>
        </text:list-item>
        <text:list-item>
          <text:p text:style-name="P6">Aktueller Stoff</text:p>
        </text:list-item>
      </text:list>
      <text:h text:style-name="P2" text:outline-level="3"><text:bookmark-start text:name="nachmittag"/>Nachmittag<text:bookmark-end text:name="nachmittag"/></text:h>
      <text:list xml:id="list84943165903968" text:continue-list="list84945092051055" text:style-name="WWNum1004">
        <text:list-item>
          <text:p text:style-name="P7">für mich lernen</text:p>
          <text:list text:style-name="WWNum1008">
            <text:list-item>
              <text:p text:style-name="P8">Was ist vom Vormittag noch offen?</text:p>
              <text:list>
                <text:list-item>
                  <text:p text:style-name="P8">Priorität</text:p>
                </text:list-item>
              </text:list>
            </text:list-item>
            <text:list-item>
              <text:p text:style-name="P8">wenn die Prioritäten abgeschlossen sind</text:p>
              <text:list text:style-name="WWNum1009">
                <text:list-item>
                  <text:p text:style-name="P9">Datenbank</text:p>
                </text:list-item>
                <text:list-item>
                  <text:p text:style-name="P9">Kurse</text:p>
                </text:list-item>
                <text:list-item>
                  <text:p text:style-name="P9">Arbeitsumgebung</text:p>
                </text:list-item>
              </text:list>
            </text:list-item>
          </text:list>
        </text:list-item>
      </text:list>
      <text:section text:style-name="Sect1" text:name="Arbeitsort Nachmittag">
        <text:list xml:id="list84944519755196" text:continue-numbering="true" text:style-name="WWNum1004">
          <text:list-item>
            <text:h text:style-name="P10" text:outline-level="4">zu hause</text:h>
            <text:list>
              <text:list-item>
                <text:p text:style-name="P7">Nach der Pause</text:p>
                <text:list>
                  <text:list-item>
                    <text:p text:style-name="P11">Gegessen</text:p>
                  </text:list-item>
                  <text:list-item>
                    <text:p text:style-name="P11">Kaffee</text:p>
                  </text:list-item>
                  <text:list-item>
                    <text:p text:style-name="P7">WAMA läuft</text:p>
                  </text:list-item>
                  <text:list-item>
                    <text:p text:style-name="P7">1/2 h Kreativ</text:p>
                  </text:list-item>
                </text:list>
              </text:list-item>
              <text:list-item>
                <text:p text:style-name="P7">-&gt; Kopf frei</text:p>
              </text:list-item>
              <text:list-item>
                <text:p text:style-name="P7">-&gt; klarer Rahmen</text:p>
              </text:list-item>
            </text:list>
          </text:list-item>
          <text:list-item>
            <text:h text:style-name="P10" text:outline-level="4">länger bleiben</text:h>
            <text:list text:style-name="WWNum1010">
              <text:list-item>
                <text:p text:style-name="P12">Welche Ressourcen brauche ich?</text:p>
                <text:list text:style-name="WWNum1011">
                  <text:list-item>
                    <text:p text:style-name="P13">Mittagessen</text:p>
                    <text:list text:style-name="WWNum1012">
                      <text:list-item>
                        <text:p text:style-name="P14">Vorratsplanung</text:p>
                      </text:list-item>
                    </text:list>
                  </text:list-item>
                </text:list>
              </text:list-item>
              <text:list-item>
                <text:p text:style-name="P12">-&gt; Kopf frei</text:p>
              </text:list-item>
              <text:list-item>
                <text:p text:style-name="P12">-&gt; klarer Rahmen</text:p>
              </text:list-item>
            </text:list>
          </text:list-item>
        </text:list>
      </text:section>
      <text:h text:style-name="P2" text:outline-level="3"><text:bookmark-start text:name="wochenende"/>Wochenende<text:bookmark-end text:name="wochenende"/></text:h>
      <text:list xml:id="list84943433779821" text:continue-list="list84944519755196" text:style-name="WWNum1013">
        <text:list-item>
          <text:p text:style-name="P15">Ideen Entwicklung</text:p>
        </text:list-item>
        <text:list-item>
          <text:p text:style-name="P15">Für mich lernen</text:p>
          <text:list text:style-name="WWNum1014">
            <text:list-item>
              <text:p text:style-name="P16">Datenban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List_20_Contents" style:display-name="List Contents" style:family="paragraph" style:parent-style-name="Standard" style:class="html">
      <style:paragraph-properties fo:margin-left="1cm" fo:margin-top="0cm" fo:margin-bottom="0.349cm" style:contextual-spacing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5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5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5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5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6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6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7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7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7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7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8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9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9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9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9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10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10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10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10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2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11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11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11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11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3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11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12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12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12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4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12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13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13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13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date style:data-style-name="N20036" text:date-value="2025-07-18T08:41:28.549999846" text:fixed="true">18.07.2025</text:date></text:p>
      </style:header>
      <style:footer>
        <text:p text:style-name="Footer"><text:file-name text:display="full">C:\Users\Juliane\Documents\aktuell\Der Ordner für Ordnung\Bullet Jouranl\zeiten-250718_0621.odt</text:file-name><text:tab/><text:tab/>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8T06:21:01</meta:creation-date>
    <dc:date>2025-07-18T08:45:41.038000000</dc:date>
    <meta:generator>LibreOffice/24.8.0.3$Windows_X86_64 LibreOffice_project/0bdf1299c94fe897b119f97f3c613e9dca6be583</meta:generator>
    <meta:editing-duration>PT29M53S</meta:editing-duration>
    <meta:editing-cycles>3</meta:editing-cycles>
    <meta:print-date>2025-07-18T08:46:09.821000000</meta:print-date>
    <meta:document-statistic meta:table-count="0" meta:image-count="0" meta:object-count="0" meta:page-count="1" meta:paragraph-count="41" meta:word-count="128" meta:character-count="799" meta:non-whitespace-character-count="742"/>
    <meta:user-defined meta:name="AppVersion">12.0000</meta:user-defined>
    <meta:template xlink:type="simple" xlink:actuate="onRequest" xlink:title="Normal.dotm" xlink:href=""/>
  </office:meta>
</office:document-meta>
</file>